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paragraph-rsid="00323ec8"/>
    </style:style>
    <style:style style:name="P2" style:family="paragraph" style:parent-style-name="Standard">
      <style:text-properties officeooo:paragraph-rsid="00339382"/>
    </style:style>
    <style:style style:name="P3" style:family="paragraph" style:parent-style-name="Standard">
      <style:text-properties fo:font-weight="normal" officeooo:paragraph-rsid="0035bc7e" style:font-weight-asian="normal" style:font-weight-complex="normal"/>
    </style:style>
    <style:style style:name="P4" style:family="paragraph" style:parent-style-name="Standard">
      <style:text-properties fo:font-weight="normal" officeooo:rsid="0035bc7e" officeooo:paragraph-rsid="0035bc7e" style:font-weight-asian="normal" style:font-weight-complex="normal"/>
    </style:style>
    <style:style style:name="P5" style:family="paragraph" style:parent-style-name="Standard">
      <style:text-properties officeooo:paragraph-rsid="0035c47f"/>
    </style:style>
    <style:style style:name="P6" style:family="paragraph" style:parent-style-name="Standard">
      <style:text-properties officeooo:paragraph-rsid="00392d40"/>
    </style:style>
    <style:style style:name="P7" style:family="paragraph" style:parent-style-name="Standard" style:list-style-name="L1"/>
    <style:style style:name="P8" style:family="paragraph" style:parent-style-name="Standard" style:list-style-name="L1">
      <style:text-properties officeooo:paragraph-rsid="00323ec8"/>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text-properties officeooo:paragraph-rsid="00392d40"/>
    </style:style>
    <style:style style:name="P15" style:family="paragraph" style:parent-style-name="Standard" style:list-style-name="L8"/>
    <style:style style:name="P16" style:family="paragraph" style:parent-style-name="Footer">
      <style:paragraph-properties fo:text-align="center" style:justify-single-word="false"/>
      <style:text-properties officeooo:paragraph-rsid="0041230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323ec8" style:font-weight-asian="normal" style:font-weight-complex="normal"/>
    </style:style>
    <style:style style:name="T4" style:family="text">
      <style:text-properties fo:font-style="italic" style:font-style-asian="italic" style:font-style-complex="italic"/>
    </style:style>
    <style:style style:name="T5" style:family="text">
      <style:text-properties officeooo:rsid="00323ec8"/>
    </style:style>
    <style:style style:name="T6" style:family="text">
      <style:text-properties officeooo:rsid="00344171"/>
    </style:style>
    <style:style style:name="T7" style:family="text">
      <style:text-properties officeooo:rsid="0035bc7e"/>
    </style:style>
    <style:style style:name="T8" style:family="text">
      <style:text-properties officeooo:rsid="0035c47f"/>
    </style:style>
    <style:style style:name="T9" style:family="text">
      <style:text-properties style:text-position="super 58%" officeooo:rsid="0035bc7e"/>
    </style:style>
    <style:style style:name="T10" style:family="text">
      <style:text-properties style:text-line-through-style="solid" style:text-line-through-type="single"/>
    </style:style>
    <style:style style:name="T11" style:family="text">
      <style:text-properties style:text-line-through-style="solid" style:text-line-through-type="single" officeooo:rsid="003c96ba"/>
    </style:style>
    <style:style style:name="T12" style:family="text">
      <style:text-properties officeooo:rsid="00392d40"/>
    </style:style>
    <style:style style:name="T13" style:family="text">
      <style:text-properties style:text-line-through-style="none" style:text-line-through-type="none"/>
    </style:style>
    <style:style style:name="T14" style:family="text">
      <style:text-properties officeooo:rsid="003a35a3"/>
    </style:style>
    <style:style style:name="T15" style:family="text">
      <style:text-properties officeooo:rsid="003aea61"/>
    </style:style>
    <style:style style:name="T16" style:family="text">
      <style:text-properties officeooo:rsid="003c96ba"/>
    </style:style>
    <style:style style:name="T17" style:family="text">
      <style:text-properties style:font-name="Liberation Sans" fo:font-size="10pt" style:font-size-asian="10pt" style:font-name-complex="Arial" style:font-size-complex="10pt"/>
    </style:style>
    <style:style style:name="T18" style:family="text">
      <style:text-properties style:font-name="Liberation Sans" fo:font-size="10pt" officeooo:rsid="00351204" style:font-size-asian="10pt" style:font-name-complex="Arial" style:font-size-complex="10pt"/>
    </style:style>
    <style:style style:name="T19" style:family="text">
      <style:text-properties style:font-name="Liberation Sans" fo:font-size="10pt" officeooo:rsid="003397e8" style:font-size-asian="10pt" style:font-name-complex="Arial" style:font-size-complex="10pt"/>
    </style:style>
    <style:style style:name="T20" style:family="text">
      <style:text-properties style:font-name="Liberation Sans" fo:font-size="10pt" officeooo:rsid="0042cec8" style:font-size-asian="10pt" style:font-name-complex="Arial" style:font-size-complex="10pt"/>
    </style:style>
    <style:style style:name="T21" style:family="text">
      <style:text-properties style:font-name="Liberation Sans" fo:font-size="10pt" officeooo:rsid="0035704b" style:font-size-asian="10pt" style:font-name-complex="Arial" style:font-size-complex="10pt"/>
    </style:style>
    <style:style style:name="T22" style:family="text">
      <style:text-properties style:font-name="Liberation Sans" fo:font-size="10pt" fo:font-weight="normal" style:font-size-asian="10pt" style:font-weight-asian="normal" style:font-name-complex="Arial" style:font-size-complex="10pt" style:font-weight-complex="normal"/>
    </style:style>
    <style:style style:name="T23" style:family="text">
      <style:text-properties style:font-name="Liberation Sans1" fo:font-size="10pt" fo:font-style="normal" style:font-name-asian="Liberation Sans1" style:font-size-asian="10pt" style:font-style-asian="normal" style:font-name-complex="Liberation Sans1"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Zápis členské schůze Otevřená města, z.s.,<text:line-break/>2017-06-29 od 10:00, Dominikánské náměstí 1, Brno</text:span></text:p>
      <text:p text:style-name="P1"><text:line-break/><text:span text:style-name="T4">(veškeré průvodní i výstupní dokumenty jsou dostupné online a jsou odkazovány jako obsah složky repozitáře </text:span><text:a xlink:type="simple" xlink:href="https://gitlab.com/otevrenamesta/documents/tree/master/schuze/2017_06_29" text:style-name="Internet_20_link" text:visited-style-name="Visited_20_Internet_20_Link"><text:span text:style-name="T4">https://gitlab.com/otevrenamesta/documents/tree/master/schuze/2017_06_29</text:span></text:a><text:span text:style-name="T4">)</text:span></text:p>
      <text:p text:style-name="Standard"/>
      <text:p text:style-name="Standard">Účastníci:</text:p>
      <text:list xml:id="list821467766" text:style-name="L1">
        <text:list-item>
          <text:p text:style-name="P7">tabulka účastníků a doložení zástupčích oprávnění</text:p>
          <text:list>
            <text:list-item>
              <text:p text:style-name="P8">soubor: <text:a xlink:type="simple" xlink:href="https://gitlab.com/otevrenamesta/documents/raw/master/schuze/2017_06_29/prezencka.ods" text:style-name="Internet_20_link" text:visited-style-name="Visited_20_Internet_20_Link"><text:span text:style-name="Strong_20_Emphasis">prezencka.ods</text:span></text:a></text:p>
            </text:list-item>
            <text:list-item>
              <text:p text:style-name="P8">SHA256: 1b1c117e24fe44e8d33d1b46e42162c26ce6e2498688858e949ccc7195ae6187</text:p>
            </text:list-item>
          </text:list>
        </text:list-item>
        <text:list-item>
          <text:p text:style-name="P7">a sken prezenční listiny</text:p>
          <text:list>
            <text:list-item>
              <text:p text:style-name="P7">soubor: <text:a xlink:type="simple" xlink:href="https://gitlab.com/otevrenamesta/documents/raw/master/schuze/2017_06_29/prezenčka_sken.pdf" text:style-name="Internet_20_link" text:visited-style-name="Visited_20_Internet_20_Link"><text:span text:style-name="Strong_20_Emphasis">prezencka_sken.pdf</text:span></text:a></text:p>
            </text:list-item>
            <text:list-item>
              <text:p text:style-name="P7">SHA256: d1703c9c5e7641beec350d20916059d2e9c98b358556c89a72dc72e1173320af</text:p>
            </text:list-item>
          </text:list>
        </text:list-item>
      </text:list>
      <text:p text:style-name="Standard"/>
      <text:p text:style-name="Standard">1.) schválení programu schůze<text:line-break/>- dle návrhu zaslaného v pozvánce</text:p>
      <text:list xml:id="list3111345028" text:style-name="L2">
        <text:list-item>
          <text:p text:style-name="P9">soubor: <text:a xlink:type="simple" xlink:href="https://gitlab.com/otevrenamesta/documents/raw/master/schuze/2017_06_29/pozvanka/pozvanka.pdf" text:style-name="Internet_20_link" text:visited-style-name="Visited_20_Internet_20_Link"><text:span text:style-name="Strong_20_Emphasis">pozvanka.pdf</text:span></text:a></text:p>
        </text:list-item>
        <text:list-item>
          <text:p text:style-name="P9">SHA256: <text:span text:style-name="T13">bbcf2afb5ef8c0af8771721e584537977a904294f8310cd0717d6760f52a6212</text:span></text:p>
        </text:list-item>
      </text:list>
      <text:p text:style-name="Standard"><text:span text:style-name="T1">Hlasování č. 1</text:span> – program přijat jednomyslně viz. výpis*:</text:p>
      <text:list xml:id="list3763134506" text:style-name="L3">
        <text:list-item>
          <text:p text:style-name="P10">* výpisem je míněn</text:p>
        </text:list-item>
      </text:list>
      <text:list xml:id="list4232109040" text:style-name="L4">
        <text:list-item>
          <text:list>
            <text:list-item>
              <text:p text:style-name="P11">soubor: <text:a xlink:type="simple" xlink:href="https://gitlab.com/otevrenamesta/documents/raw/master/schuze/2017_06_29/hlasovani.ods" text:style-name="Internet_20_link" text:visited-style-name="Visited_20_Internet_20_Link">hlasovani.ods</text:a></text:p>
            </text:list-item>
            <text:list-item>
              <text:p text:style-name="P11">SHA256: <text:span text:style-name="T10">2dc254f2c4ac8436283e79bb529569a256b6d7f1281bced67693e15bf4529d53</text:span></text:p>
            </text:list-item>
          </text:list>
        </text:list-item>
      </text:list>
      <text:p text:style-name="Standard"><text:span text:style-name="Strong_20_Emphasis"/></text:p>
      <text:p text:style-name="Standard">2.) jednac<text:span text:style-name="T14">í</text:span> <text:span text:style-name="T14">řá</text:span>d <text:span text:style-name="T14">č</text:span>lensk<text:span text:style-name="T14">é</text:span> sch<text:span text:style-name="T14">ů</text:span>ze: vzd<text:span text:style-name="T14">á</text:span>len<text:span text:style-name="T14">á</text:span> <text:span text:style-name="T14">úč</text:span>ast<text:line-break/>- Marcel Kolaja přednesl návrh úpravy <text:span text:style-name="T12">jednacího</text:span> týkající<text:span text:style-name="T12">ho o</text:span> způsobu organizace vzdálené účasti a požadavků na technické řešení. <text:span text:style-name="T12">Článek 6.5 stanov rozvíjí následující odstavec jednacího řádu:</text:span></text:p>
      <text:p text:style-name="Standard"/>
      <text:p text:style-name="Standard">Výbor v pozvánce na jednání uvede, jakým způsobem mohou účastníci jednat vzdáleně po Internetu. Řešení musí být založeno na otevřených standardech. Účastníci musí mít možnost účastnit se jednání za použití výhradně svobodného software na všech úrovních řešení od operačního systému a výše. Řešení pro vzdálené hlasování musí umožnit ověření totožnosti hlasující osoby. Řešení musí být dostupné všem členům bez dodatečných poplatků za užití.</text:p>
      <text:p text:style-name="Standard"/>
      <text:p text:style-name="Standard">Usnesení:<text:line-break/>"Členská schůze schvaluje výše uvedené změny <text:span text:style-name="T12">jednacího řádu</text:span>."</text:p>
      <text:list xml:id="list2910988297" text:style-name="L5">
        <text:list-item>
          <text:p text:style-name="P12">aktualizované znění <text:span text:style-name="T16">provizorního jednacího řádu</text:span></text:p>
          <text:list>
            <text:list-item>
              <text:p text:style-name="P12">soubor: <text:a xlink:type="simple" xlink:href="https://gitlab.com/otevrenamesta/documents/raw/master/schuze/2016_08_09/stanovy_nove.pdf" text:style-name="Internet_20_link" text:visited-style-name="Visited_20_Internet_20_Link"><text:span text:style-name="T11">provizorní_jednací_řád.pdf</text:span></text:a></text:p>
            </text:list-item>
            <text:list-item>
              <text:p text:style-name="P12">SHA256: <text:span text:style-name="T10">bf45223c5debd15d29a3e3570942d659876dfa178d3563756dbbe14f100a74df</text:span></text:p>
            </text:list-item>
          </text:list>
        </text:list-item>
        <text:list-item>
          <text:p text:style-name="P12"><text:span text:style-name="T16">provizorní jednací řád </text:span>nabýv<text:span text:style-name="T12">á</text:span> účinnosti dnem následujícím po je<text:span text:style-name="T12">ho</text:span> schválení členskou schůzí</text:p>
        </text:list-item>
      </text:list>
      <text:p text:style-name="P1"><text:span text:style-name="Strong_20_Emphasis">Hlasování č. </text:span><text:span text:style-name="Strong_20_Emphasis"><text:span text:style-name="T5">2</text:span></text:span> –<text:span text:style-name="T2"> </text:span><text:span text:style-name="T3">usnesení přijato jednomyslně viz. výpis</text:span></text:p>
      <text:p text:style-name="Standard"/>
      <text:p text:style-name="P2"><text:span text:style-name="T5">3</text:span>.) zpráva předsedy o činnosti<text:line-break/>- přednesena zpráva předsedy Marcela Kolaji o činnosti (srpen 2016 – červen 2017) <text:span text:style-name="T15">| </text:span><text:a xlink:type="simple" xlink:href="https://youtu.be/ddDLXdJXex4" text:style-name="Internet_20_link" text:visited-style-name="Visited_20_Internet_20_Link"><text:span text:style-name="T15">https://youtu.be/ddDLXdJXex4</text:span></text:a></text:p>
      <text:p text:style-name="P2">- byla vzata na vědomí<text:line-break/></text:p>
      <text:p text:style-name="Standard">4.) priority projekt<text:span text:style-name="T6">ů </text:span>spolku pro n<text:span text:style-name="T6">á</text:span>sleduj<text:span text:style-name="T6">í</text:span>c<text:span text:style-name="T6">í</text:span> obdob<text:span text:style-name="T6">í</text:span> (revize existuj<text:span text:style-name="T6">í</text:span>c<text:span text:style-name="T6">í</text:span>ho seznamu projekt<text:span text:style-name="T6">ů</text:span>, registr smluv a spolupr<text:span text:style-name="T6">á</text:span>ce se spolkem BISON<text:span text:style-name="T6">)</text:span></text:p>
      <text:p text:style-name="P3">- <text:span text:style-name="T7">byl představen dosavadní průběh spolupráce a v diskuzi upřesněn včetně možných scénářů vývoje</text:span></text:p>
      <text:p text:style-name="P4">- byly probrány další rozpracované i připravované <text:s/>projekty</text:p>
      <text:p text:style-name="P3">- <text:span text:style-name="T7">formulován text usnesení</text:span></text:p>
      <text:p text:style-name="Standard"><text:line-break/>Usnesení:<text:line-break/>"Členská schůze:</text:p>
      <text:list xml:id="list3671591905" text:style-name="L6">
        <text:list-item>
          <text:p text:style-name="P13">schvaluje provizorní jednací řád členské schůze,</text:p>
        </text:list-item>
        <text:list-item>
          <text:p text:style-name="P13">ukládá výboru připravit návrh technického řešení vzdálené účasti na zasedání členské schůze a související změnu jednacího řádu do příští členské schůze"</text:p>
        </text:list-item>
      </text:list>
      <text:p text:style-name="P5"><text:span text:style-name="Strong_20_Emphasis">Hlasování č. </text:span><text:span text:style-name="Strong_20_Emphasis"><text:span text:style-name="T6">3</text:span></text:span> - <text:span text:style-name="T7">u</text:span>snesení přijato <text:span text:style-name="T7">jednomyslně viz. výpis</text:span><text:span text:style-name="T9">6</text:span><text:line-break/><text:line-break/>5.) <text:span text:style-name="T8">představení kandidátů na kooptaci za rezignující členy výboru</text:span><text:line-break/>- <text:span text:style-name="T8">Viktora Čahoje by měl nahradit Radomír Palovský (Praha 5) – představil se</text:span></text:p>
      <text:p text:style-name="P5"><text:soft-page-break/>- <text:span text:style-name="T8">Michala Šmardu by měl nahradit Zbyňka Grepl (Nové Město na Moravě) – představil se</text:span></text:p>
      <text:p text:style-name="P6">- <text:span text:style-name="T8">členská schůze vzala na vědomí</text:span></text:p>
      <text:p text:style-name="P6"><text:line-break/><text:span text:style-name="Strong_20_Emphasis">Hlasování č. 3</text:span> - dle výpisu (viz výše): Usnesení bylo přijato.<text:line-break/><text:line-break/><text:span text:style-name="T8">6</text:span>.) <text:span text:style-name="T8">workshopy</text:span><text:line-break/>- <text:span text:style-name="T8">u</text:span>končena jednací část členské schůze, <text:span text:style-name="T8">n</text:span>avázal<text:span text:style-name="T8">y</text:span> <text:span text:style-name="T8">workshopy na téma CitiVizor a web obce (Praha 7). J</text:span>ednotliví delegáti <text:span text:style-name="T8">se účastnili </text:span>dle svých potřeb a časových možností. Následně byla schůze ukončena.<text:line-break/><text:line-break/>Videozáznam členské schůze je dostupný jako seznam videí  "členská schůze 2017-06-29 01 z 0<text:span text:style-name="T8">7</text:span>" na URL - <text:a xlink:type="simple" xlink:href="https://www.youtube.com/playlist?list=PLXLvIDQiByiPuqYmOruqEUkaT2OWuW8Oi" text:style-name="Internet_20_link" text:visited-style-name="Visited_20_Internet_20_Link">https://www.youtube.com/playlist?list=PLXLvIDQiByiPuqYmOruqEUkaT2OWuW8Oi</text:a><text:line-break/></text:p>
      <text:p text:style-name="Standard"><text:line-break/>Zápis: </text:p>
      <text:list xml:id="list935240193" text:style-name="L7">
        <text:list-item>
          <text:list>
            <text:list-item>
              <text:p text:style-name="P14">zapsal: <text:span text:style-name="T8">Radomír Palovský</text:span></text:p>
            </text:list-item>
          </text:list>
        </text:list-item>
      </text:list>
      <text:list xml:id="list3623974660" text:style-name="L8">
        <text:list-item>
          <text:list>
            <text:list-item>
              <text:p text:style-name="P15">ověřovatel zápisu: Ladislav Nešněr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412304"/>
    </style:style>
    <style:style style:name="MT1" style:family="text">
      <style:text-properties style:font-name="Liberation Sans" fo:font-size="10pt" officeooo:rsid="00351204" style:font-size-asian="10pt" style:font-name-complex="Arial" style:font-size-complex="10pt"/>
    </style:style>
    <style:style style:name="MT2" style:family="text">
      <style:text-properties style:font-name="Liberation Sans" fo:font-size="10pt" style:font-size-asian="10pt" style:font-name-complex="Arial" style:font-size-complex="10pt"/>
    </style:style>
    <style:style style:name="MT3" style:family="text">
      <style:text-properties style:font-name="Liberation Sans" fo:font-size="10pt" officeooo:rsid="003397e8" style:font-size-asian="10pt" style:font-name-complex="Arial" style:font-size-complex="10pt"/>
    </style:style>
    <style:style style:name="MT4" style:family="text">
      <style:text-properties style:font-name="Liberation Sans1" fo:font-size="10pt" fo:font-style="normal" style:font-name-asian="Liberation Sans1" style:font-size-asian="10pt" style:font-style-asian="normal" style:font-name-complex="Liberation Sans1" style:font-size-complex="10pt" style:font-style-complex="normal"/>
    </style:style>
    <style:style style:name="MT5" style:family="text">
      <style:text-properties style:font-name="Liberation Sans" fo:font-size="10pt" fo:font-weight="normal" style:font-size-asian="10pt" style:font-weight-asian="normal" style:font-name-complex="Arial" style:font-size-complex="10pt" style:font-weight-complex="normal"/>
    </style:style>
    <style:style style:name="MT6" style:family="text">
      <style:text-properties style:font-name="Liberation Sans" fo:font-size="10pt" officeooo:rsid="0042cec8" style:font-size-asian="10pt" style:font-name-complex="Arial" style:font-size-complex="10pt"/>
    </style:style>
    <style:style style:name="MT7" style:family="text">
      <style:text-properties style:font-name="Liberation Sans" fo:font-size="10pt" officeooo:rsid="0035704b" style:font-size-asian="10pt" style:font-name-complex="Arial"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tevřená města, z. s.</text:span><text:span text:style-name="MT2"> • </text:span><text:span text:style-name="MT3">Malinovského náměstí 624/3, Brno</text:span><text:span text:style-name="MT2"> <text:s/>• IČO </text:span><text:span text:style-name="MT3">05129061</text:span><text:span text:style-name="MT4"><text:line-break/></text:span><text:span text:style-name="MT5">Web</text:span><text:span text:style-name="MT2"> </text:span><text:a xlink:type="simple" xlink:href="http://www.otevrenamesta.cz/" text:style-name="Internet_20_link" text:visited-style-name="Visited_20_Internet_20_Link"><text:span text:style-name="MT6">www.o</text:span></text:a><text:a xlink:type="simple" xlink:href="http://www.otevrenamesta.cz/" text:style-name="Internet_20_link" text:visited-style-name="Visited_20_Internet_20_Link"><text:span text:style-name="MT7">tevrenamest</text:span></text:a><text:a xlink:type="simple" xlink:href="http://www.otevrenamesta.cz/" text:style-name="Internet_20_link" text:visited-style-name="Visited_20_Internet_20_Link"><text:span text:style-name="MT6">a.cz</text:span></text:a><text:span text:style-name="MT2"> • E-mail </text:span><text:a xlink:type="simple" xlink:href="mailto:info@otevrenamesta.cz" text:style-name="Internet_20_link" text:visited-style-name="Visited_20_Internet_20_Link"><text:span text:style-name="MT6">info@otevrenamesta.cz</text:span></text:a></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enska_schuze</dc:title>
    <meta:initial-creator>Etherpad</meta:initial-creator>
    <dc:creator>Ladislav Nešněra</dc:creator>
    <dc:date>2018-01-12T05:20:47.367427197</dc:date>
    <meta:editing-duration>P8DT20H37S</meta:editing-duration>
    <meta:editing-cycles>27</meta:editing-cycles>
    <meta:generator>LibreOffice/5.4.4.2$Linux_X86_64 LibreOffice_project/40$Build-2</meta:generator>
    <meta:document-statistic meta:table-count="0" meta:image-count="0" meta:object-count="0" meta:page-count="2" meta:paragraph-count="41" meta:word-count="465" meta:character-count="3615" meta:non-whitespace-character-count="3192"/>
    <meta:user-defined meta:name=""/>
  </office:meta>
</office:document-meta>
</file>